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dddddd" draw:opacity="33%" draw:opacity-name="" draw:textarea-horizontal-align="justify" draw:textarea-vertical-align="middle" draw:auto-grow-height="false" fo:min-height="1.401cm" fo:min-width="6.35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dddddd" draw:opacity="20%" draw:opacity-name="" draw:textarea-horizontal-align="justify" draw:textarea-vertical-align="middle" draw:auto-grow-height="false" fo:min-height="1.401cm" fo:min-width="9.15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ddddd" draw:opacity="20%" draw:opacity-name="" draw:textarea-horizontal-align="justify" draw:textarea-vertical-align="middle" draw:auto-grow-height="false" fo:min-height="1.02cm" fo:min-width="9.40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33%"/>
      <style:paragraph-properties fo:text-align="center"/>
    </style:style>
    <style:style style:name="P3" style:family="paragraph">
      <loext:graphic-properties draw:fill-color="#dddddd" draw:opacity="2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1.651cm" svg:x="7.223cm" svg:y="3.286cm">
          <text:p text:style-name="P1">GlGen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9.652cm" svg:height="1.651cm" svg:x="5.826cm" svg:y="6.207cm">
          <text:p text:style-name="P1">cudaGraphicsGlRegister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.906cm" svg:height="1.27cm" svg:x="5.699cm" svg:y="12.938cm">
          <text:p text:style-name="P1">cudaGraphicsMapResour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.906cm" svg:height="1.27cm" svg:x="5.699cm" svg:y="14.97cm">
          <text:p text:style-name="P1">Compute C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.906cm" svg:height="1.27cm" svg:x="5.699cm" svg:y="17.002cm">
          <text:p text:style-name="P1">cudaGraphicsUnmapResour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.906cm" svg:height="1.27cm" svg:x="5.699cm" svg:y="19.161cm">
          <text:p text:style-name="P1">glDrawPixe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9.906cm" svg:height="1.27cm" svg:x="5.699cm" svg:y="21.32cm">
          <text:p text:style-name="P1">Swap Buffe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2.397cm" svg:y1="9.636cm" svg:x2="19.923cm" svg:y2="9.636cm">
          <text:p/>
        </draw:line>
        <draw:frame draw:style-name="gr5" draw:text-style-name="P6" draw:layer="layout" svg:width="3.313cm" svg:height="1.119cm" svg:x="1.889cm" svg:y="1.889cm">
          <draw:text-box>
            <text:p text:style-name="P5"><text:span text:style-name="T1">Initialize</text:span></text:p>
          </draw:text-box>
        </draw:frame>
        <draw:frame draw:style-name="gr5" draw:text-style-name="P6" draw:layer="layout" svg:width="5.637cm" svg:height="1.119cm" svg:x="1.747cm" svg:y="10.473cm">
          <draw:text-box>
            <text:p text:style-name="P5"><text:span text:style-name="T1">Each Timest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20:09:06.979766009</meta:creation-date>
    <dc:date>2018-06-10T21:12:33.527648196</dc:date>
    <meta:editing-duration>PT42M23S</meta:editing-duration>
    <meta:editing-cycles>4</meta:editing-cycles>
    <meta:generator>LibreOffice/5.4.7.2$Linux_X86_64 LibreOffice_project/40m0$Build-2</meta:generator>
    <meta:document-statistic meta:object-count="10"/>
  </office:meta>
</office:document-meta>
</file>